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20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bbe33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7" office:value-type="string" calcext:value-type="string">
            <text:p>Партия</text:p>
          </table:table-cell>
          <table:table-cell table:style-name="ce7" office:value-type="string" calcext:value-type="string">
            <text:p>20 кг</text:p>
          </table:table-cell>
          <table:table-cell table:style-name="ce7" office:value-type="string" calcext:value-type="string">
            <text:p>брутто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К-нт</text:p>
          </table:table-cell>
          <table:table-cell office:value-type="string" calcext:value-type="string">
            <text:p>итого по ЕТС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семя конопли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Иванов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formula="of:=[.E7]*[.D7]" office:value-type="float" office:value="2.2" calcext:value-type="float">
            <text:p>2,2</text:p>
          </table:table-cell>
          <table:table-cell table:formula="of:=[.$F$47]*[.F7]" office:value-type="float" office:value="5.06862745098039" calcext:value-type="float">
            <text:p>5,06862745098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тров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formula="of:=[.E8]*[.D8]" office:value-type="float" office:value="3.3" calcext:value-type="float">
            <text:p>3,3</text:p>
          </table:table-cell>
          <table:table-cell table:formula="of:=[.$F$47]*[.F8]" office:value-type="float" office:value="7.60294117647059" calcext:value-type="float">
            <text:p>7,60294117647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идоров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formula="of:=[.E9]*[.D9]" office:value-type="float" office:value="2.2" calcext:value-type="float">
            <text:p>2,2</text:p>
          </table:table-cell>
          <table:table-cell table:formula="of:=[.$F$47]*[.F9]" office:value-type="float" office:value="5.06862745098039" calcext:value-type="float">
            <text:p>5,06862745098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стов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formula="of:=[.E10]*[.D10]" office:value-type="float" office:value="3.3" calcext:value-type="float">
            <text:p>3,3</text:p>
          </table:table-cell>
          <table:table-cell table:formula="of:=[.$F$47]*[.F10]" office:value-type="float" office:value="7.60294117647059" calcext:value-type="float">
            <text:p>7,60294117647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лейник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formula="of:=[.E11]*[.D11]" office:value-type="float" office:value="11" calcext:value-type="float">
            <text:p>11</text:p>
          </table:table-cell>
          <table:table-cell table:formula="of:=[.$F$47]*[.F11]" office:value-type="float" office:value="25.343137254902" calcext:value-type="float">
            <text:p>25,34313725490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очистка семени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Воротынцева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formula="of:=[.E16]*[.D16]" office:value-type="float" office:value="1.2" calcext:value-type="float">
            <text:p>1,2</text:p>
          </table:table-cell>
          <table:table-cell table:formula="of:=[.$F$47]*[.F16]" office:value-type="float" office:value="2.76470588235294" calcext:value-type="float">
            <text:p>2,76470588235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аптев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formula="of:=[.E17]*[.D17]" office:value-type="float" office:value="1.2" calcext:value-type="float">
            <text:p>1,2</text:p>
          </table:table-cell>
          <table:table-cell table:formula="of:=[.$F$47]*[.F17]" office:value-type="float" office:value="2.76470588235294" calcext:value-type="float">
            <text:p>2,76470588235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арионов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formula="of:=[.E18]*[.D18]" office:value-type="float" office:value="1.2" calcext:value-type="float">
            <text:p>1,2</text:p>
          </table:table-cell>
          <table:table-cell table:formula="of:=[.$F$47]*[.F18]" office:value-type="float" office:value="2.76470588235294" calcext:value-type="float">
            <text:p>2,764705882352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итог</text:p>
          </table:table-cell>
          <table:table-cell office:value-type="string" calcext:value-type="string">
            <text:p>18 кг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помол в муку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Лаптев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4]*[.D24]" office:value-type="float" office:value="1" calcext:value-type="float">
            <text:p>1</text:p>
          </table:table-cell>
          <table:table-cell table:formula="of:=[.$F$47]*[.F24]" office:value-type="float" office:value="2.30392156862745" calcext:value-type="float">
            <text:p>2,30392156862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ебров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5]*[.D25]" office:value-type="float" office:value="1" calcext:value-type="float">
            <text:p>1</text:p>
          </table:table-cell>
          <table:table-cell table:formula="of:=[.$F$47]*[.F25]" office:value-type="float" office:value="2.30392156862745" calcext:value-type="float">
            <text:p>2,30392156862745</text:p>
          </table:table-cell>
        </table:table-row>
        <table:table-row table:style-name="ro1">
          <table:table-cell/>
          <table:table-cell office:value-type="string" calcext:value-type="string">
            <text:p>30 руб</text:p>
          </table:table-cell>
          <table:table-cell office:value-type="string" calcext:value-type="string">
            <text:p>электричество П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уб</text:p>
          </table:table-cell>
          <table:table-cell office:value-type="string" calcext:value-type="string">
            <text:p>25 руб</text:p>
          </table:table-cell>
          <table:table-cell office:value-type="string" calcext:value-type="string">
            <text:p>Кустов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мука конопляная</text:p>
          </table:table-cell>
          <table:table-cell office:value-type="string" calcext:value-type="string">
            <text:p>17 кг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хлеб печём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Иванова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E32]*[.D32]" office:value-type="float" office:value="1" calcext:value-type="float">
            <text:p>1</text:p>
          </table:table-cell>
          <table:table-cell table:formula="of:=[.$F$47]*[.F32]" office:value-type="float" office:value="2.30392156862745" calcext:value-type="float">
            <text:p>2,30392156862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ерукова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E33]*[.D33]" office:value-type="float" office:value="1" calcext:value-type="float">
            <text:p>1</text:p>
          </table:table-cell>
          <table:table-cell table:formula="of:=[.$F$47]*[.F33]" office:value-type="float" office:value="2.30392156862745" calcext:value-type="float">
            <text:p>2,30392156862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ндиренко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E34]*[.D34]" office:value-type="float" office:value="1" calcext:value-type="float">
            <text:p>1</text:p>
          </table:table-cell>
          <table:table-cell table:formula="of:=[.$F$47]*[.F34]" office:value-type="float" office:value="2.30392156862745" calcext:value-type="float">
            <text:p>2,303921568627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руб</text:p>
          </table:table-cell>
          <table:table-cell table:style-name="ce9" office:value-type="float" office:value="150" calcext:value-type="float">
            <text:p>150</text:p>
          </table:table-cell>
          <table:table-cell office:value-type="string" calcext:value-type="string">
            <text:p>сметчи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 руб</text:p>
          </table:table-cell>
          <table:table-cell office:value-type="string" calcext:value-type="string">
            <text:p>материал <text:s/>от ПК</text:p>
          </table:table-cell>
          <table:table-cell table:number-columns-repeated="2"/>
          <table:table-cell table:formula="of:=SUM([.F7:.F35])" office:value-type="float" office:value="30.6" calcext:value-type="float">
            <text:p>30,6</text:p>
          </table:table-cell>
          <table:table-cell table:formula="of:=SUM([.G7:.G35])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руб</text:p>
          </table:table-cell>
          <table:table-cell table:formula="of:=30*56" office:value-type="float" office:value="1680" calcext:value-type="float">
            <text:p>1680</text:p>
          </table:table-cell>
          <table:table-cell office:value-type="string" calcext:value-type="string">
            <text:p>мука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хлеб</text:p>
          </table:table-cell>
          <table:table-cell office:value-type="string" calcext:value-type="string">
            <text:p>100 кг</text:p>
          </table:table-cell>
          <table:table-cell office:value-type="string" calcext:value-type="string">
            <text:p>К распределению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цена сбыта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за булку 500гр</text:p>
          </table:table-cell>
          <table:table-cell table:number-columns-repeated="3"/>
          <table:table-cell table:style-name="ce11" table:formula="of:=[.B42]*[.G11]" office:value-type="float" office:value="760.294117647059" calcext:value-type="float">
            <text:p>760,2941176470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90+[.B38]" office:value-type="float" office:value="1770" calcext:value-type="float">
            <text:p>1770</text:p>
          </table:table-cell>
          <table:table-cell table:number-columns-repeated="5"/>
        </table:table-row>
        <table:table-row table:style-name="ro1">
          <table:table-cell/>
          <table:table-cell table:formula="of:=[.B44]/[.B42]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table:formula="of:=[.B45]*0.5" office:value-type="float" office:value="29.5" calcext:value-type="float">
            <text:p>29,5</text:p>
          </table:table-cell>
          <table:table-cell office:value-type="string" calcext:value-type="string">
            <text:p>- продаём</text:p>
          </table:table-cell>
          <table:table-cell table:number-columns-repeated="4"/>
        </table:table-row>
        <table:table-row table:style-name="ro1">
          <table:table-cell/>
          <table:table-cell table:style-name="ce10" table:formula="of:=100-[.B46]" office:value-type="float" office:value="70.5" calcext:value-type="float">
            <text:p>70,5</text:p>
          </table:table-cell>
          <table:table-cell office:value-type="string" calcext:value-type="string">
            <text:p>- делим между собой</text:p>
          </table:table-cell>
          <table:table-cell table:number-columns-repeated="2"/>
          <table:table-cell table:formula="of:=[.B47]/[.F37]" office:value-type="float" office:value="2.30392156862745" calcext:value-type="float">
            <text:p>2,303921568627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цена в магазин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уб с булки</text:p>
          </table:table-cell>
          <table:table-cell table:formula="of:=[.B49]-[.B42]" office:value-type="float" office:value="20" calcext:value-type="float">
            <text:p>20</text:p>
          </table:table-cell>
          <table:table-cell office:value-type="string" calcext:value-type="string">
            <text:p>выгода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Обеды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материалы столовой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хлеб КП</text:p>
          </table:table-cell>
          <table:table-cell table:number-columns-repeated="4"/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Коопрератив</text:p>
          </table:table-cell>
          <table:table-cell table:style-name="ce4" office:value-type="string" calcext:value-type="string">
            <text:p>ДЕРЖАВА</text:p>
          </table:table-cell>
          <table:table-cell table:number-columns-repeated="2"/>
          <table:table-cell office:value-type="string" calcext:value-type="string">
            <text:p>Сч кооператора №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Кооператор</text:p>
          </table:table-cell>
          <table:table-cell office:value-type="string" calcext:value-type="string">
            <text:p>Ларионов Константи Михайлович</text:p>
          </table:table-cell>
          <table:table-cell/>
          <table:table-cell office:value-type="string" calcext:value-type="string">
            <text:p>Подпись</text:p>
          </table:table-cell>
          <table:table-cell table:style-name="ce6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Сумма на счёте кооператива без обременения</text:p>
          </table:table-cell>
          <table:table-cell table:number-columns-repeated="4"/>
          <table:table-cell table:style-name="ce7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Журнал приёма денежных средств и иных ценностей в пользование и ответственное хранение кооператора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Факт хозяйственной жизни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Счёт пайщика</text:p>
          </table:table-cell>
          <table:table-cell table:style-name="ce2"/>
          <table:table-cell table:style-name="ce2" office:value-type="string" calcext:value-type="string">
            <text:p>Проверено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28/11</text:p>
          </table:table-cell>
          <table:table-cell office:value-type="string" calcext:value-type="string">
            <text:p>в ответств хранение автомобиль</text:p>
          </table:table-cell>
          <table:table-cell office:value-type="float" office:value="190000" calcext:value-type="float">
            <text:p>190000</text:p>
          </table:table-cell>
          <table:table-cell table:style-name="ce5" office:value-type="string" calcext:value-type="string">
            <text:p>Кустов 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5"/>
          <table:table-cell table:number-columns-repeated="2"/>
        </table:table-row>
        <table:table-row table:style-name="ro5">
          <table:table-cell table:number-columns-repeated="3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6">
          <table:table-cell table:style-name="ce3" office:value-type="string" calcext:value-type="string" table:number-columns-spanned="6" table:number-rows-spanned="1">
            <text:p>Всё имущество и денежные средства, регистрируемые в журнале, гарантируются паями кооператора. Сумма на счёте без обременение материальной ответственности определяется бухгалтером на основании сданных журналов в бухгалтерию и операций с банковским счётом кооператива.</text:p>
          </table:table-cell>
          <table:covered-table-cell table:number-columns-repeated="5"/>
        </table:table-row>
      </table:table>
      <table:table table:name="Лист4" table:style-name="ta1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Реестр Фондов ПК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бег, тыс км</text:p>
          </table:table-cell>
        </table:table-row>
        <table:table-row table:style-name="ro1">
          <table:table-cell/>
          <table:table-cell office:value-type="string" calcext:value-type="string">
            <text:p>автомобиль Соболь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Sheet1_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Коопрератив</text:p>
          </table:table-cell>
          <table:table-cell table:style-name="ce4" office:value-type="string" calcext:value-type="string">
            <text:p>ДЕРЖАВА</text:p>
          </table:table-cell>
          <table:table-cell table:number-columns-repeated="2"/>
          <table:table-cell office:value-type="string" calcext:value-type="string">
            <text:p>Сч кооператора №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Кооператор</text:p>
          </table:table-cell>
          <table:table-cell office:value-type="string" calcext:value-type="string">
            <text:p>Кустов Анатолий Алексеевич</text:p>
          </table:table-cell>
          <table:table-cell/>
          <table:table-cell office:value-type="string" calcext:value-type="string">
            <text:p>Подпись</text:p>
          </table:table-cell>
          <table:table-cell table:style-name="ce6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Сумма на счёте кооператива без обременения</text:p>
          </table:table-cell>
          <table:table-cell table:number-columns-repeated="4"/>
          <table:table-cell table:style-name="ce7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Журнал приёма денежных средств и иных ценностей в пользование и ответственное хранение кооператора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Факт хозяйственной жизни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Счёт пайщика</text:p>
          </table:table-cell>
          <table:table-cell table:style-name="ce2"/>
          <table:table-cell table:style-name="ce2" office:value-type="string" calcext:value-type="string">
            <text:p>Проверено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28/11</text:p>
          </table:table-cell>
          <table:table-cell office:value-type="string" calcext:value-type="string">
            <text:p>Автомобиль Соболь</text:p>
          </table:table-cell>
          <table:table-cell office:value-type="float" office:value="190000" calcext:value-type="float">
            <text:p>190000</text:p>
          </table:table-cell>
          <table:table-cell table:style-name="ce5" office:value-type="string" calcext:value-type="string">
            <text:p>Ларионова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5"/>
          <table:table-cell table:number-columns-repeated="2"/>
        </table:table-row>
        <table:table-row table:style-name="ro5">
          <table:table-cell table:number-columns-repeated="3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6">
          <table:table-cell table:style-name="ce3" office:value-type="string" calcext:value-type="string" table:number-columns-spanned="6" table:number-rows-spanned="1">
            <text:p>Всё имущество и денежные средства, регистрируемые в журнале, гарантируются паями кооператора. Сумма на счёте без обременение материальной ответственности определяется бухгалтером на основании сданных журналов в бухгалтерию и операций с банковским счётом кооператива.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.00.0000</text:date>, <text:time style:data-style-name="N2" text:time-value="16:07:36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11-28T17:50:10.688000000</dc:date>
    <meta:editing-duration>PT1H51M38S</meta:editing-duration>
    <meta:editing-cycles>17</meta:editing-cycles>
    <meta:document-statistic meta:table-count="4" meta:cell-count="157" meta:object-count="0"/>
  </office:meta>
</office:document-meta>
</file>